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30_09-52-07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30_12-05-03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710937 E-139-34-49.544677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30_17-40-07_000.jpg</text:p>
          </table:table-cell>
          <table:table-cell table:style-name="ce20" office:value-type="string">
            <text:p>:m 災害備蓄 / 入れたもの / カンパン / 7p / 2020-0530-①</text:p>
          </table:table-cell>
          <table:table-cell table:style-name="ce32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4]=&quot;&quot;;[.C4];CONCATENATE([.C4];&quot; / &quot;;[.E4]))" office:value-type="string" office:string-value=":m 災害備蓄 / 入れたもの / カンパン / 7p / 2020-0530-①">
            <text:p>:m 災害備蓄 / 入れたもの / カンパン / 7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30_17-40-13_000.jpg</text:p>
          </table:table-cell>
          <table:table-cell table:style-name="ce20" office:value-type="string">
            <text:p>:m 災害備蓄 / 入れたもの / タオル（バスタオル） / 2p / 2020-0530-①</text:p>
          </table:table-cell>
          <table:table-cell table:style-name="ce24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5]=&quot;&quot;;[.C5];CONCATENATE([.C5];&quot; / &quot;;[.E5]))" office:value-type="string" office:string-value=":m 災害備蓄 / 入れたもの / タオル（バスタオル） / 2p / 2020-0530-①">
            <text:p>:m 災害備蓄 / 入れたもの / タオル（バスタオル） / 2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30_17-41-40_000.jpg</text:p>
          </table:table-cell>
          <table:table-cell table:style-name="ce20" office:value-type="string">
            <text:p>:m 災害備蓄 / 入れたもの / 紅茶 / リプトン、１００袋 / 1p / 2020-0530-①</text:p>
          </table:table-cell>
          <table:table-cell table:style-name="ce24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6]=&quot;&quot;;[.C6];CONCATENATE([.C6];&quot; / &quot;;[.E6]))" office:value-type="string" office:string-value=":m 災害備蓄 / 入れたもの / 紅茶 / リプトン、１００袋 / 1p / 2020-0530-①">
            <text:p>:m 災害備蓄 / 入れたもの / 紅茶 / リプトン、１００袋 / 1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30_17-42-23_000.jpg</text:p>
          </table:table-cell>
          <table:table-cell table:style-name="ce20" office:value-type="string">
            <text:p>:m 災害備蓄 / 入れたもの / 黒飴（松屋製菓） / 1p / 2020-0530-①</text:p>
          </table:table-cell>
          <table:table-cell table:style-name="ce14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7]=&quot;&quot;;[.C7];CONCATENATE([.C7];&quot; / &quot;;[.E7]))" office:value-type="string" office:string-value=":m 災害備蓄 / 入れたもの / 黒飴（松屋製菓） / 1p / 2020-0530-①">
            <text:p>:m 災害備蓄 / 入れたもの / 黒飴（松屋製菓） / 1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30_17-43-47_000.jpg</text:p>
          </table:table-cell>
          <table:table-cell table:style-name="ce20" office:value-type="string">
            <text:p>:m 災害備蓄 / 入れたもの / 落花生（アルム：加工者） / 2p / 2020-0530-①</text:p>
          </table:table-cell>
          <table:table-cell table:style-name="ce15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8]=&quot;&quot;;[.C8];CONCATENATE([.C8];&quot; / &quot;;[.E8]))" office:value-type="string" office:string-value=":m 災害備蓄 / 入れたもの / 落花生（アルム：加工者） / 2p / 2020-0530-①">
            <text:p>:m 災害備蓄 / 入れたもの / 落花生（アルム：加工者） / 2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30_17-45-23_000.jpg</text:p>
          </table:table-cell>
          <table:table-cell table:style-name="ce20" office:value-type="string">
            <text:p>:m 災害備蓄 / 入れたもの / 大豆（ドライパック；５袋） / 3p / 2020-0530-①</text:p>
          </table:table-cell>
          <table:table-cell table:style-name="ce16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9]=&quot;&quot;;[.C9];CONCATENATE([.C9];&quot; / &quot;;[.E9]))" office:value-type="string" office:string-value=":m 災害備蓄 / 入れたもの / 大豆（ドライパック；５袋） / 3p / 2020-0530-①">
            <text:p>:m 災害備蓄 / 入れたもの / 大豆（ドライパック；５袋） / 3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30_17-46-00_000.jpg</text:p>
          </table:table-cell>
          <table:table-cell table:style-name="ce20" office:value-type="string">
            <text:p>:m 災害備蓄 / 入れたもの / ひじき（ドライパック；３袋） / 2p / 2020-0530-①</text:p>
          </table:table-cell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 table:formula="of:=IF([.E10]=&quot;&quot;;[.C10];CONCATENATE([.C10];&quot; / &quot;;[.E10]))" office:value-type="string" office:string-value=":m 災害備蓄 / 入れたもの / ひじき（ドライパック；３袋） / 2p / 2020-0530-①">
            <text:p>:m 災害備蓄 / 入れたもの / ひじき（ドライパック；３袋） / 2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30_17-47-55_000.jpg</text:p>
          </table:table-cell>
          <table:table-cell table:style-name="ce20" office:value-type="string">
            <text:p>:m 災害備蓄 / 入れたもの / コロコロ（強粘着；カーペット用；２本） / 6p / 2020-0530-①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11]=&quot;&quot;;[.C11];CONCATENATE([.C11];&quot; / &quot;;[.E11]))" office:value-type="string" office:string-value=":m 災害備蓄 / 入れたもの / コロコロ（強粘着；カーペット用；２本） / 6p / 2020-0530-①">
            <text:p>:m 災害備蓄 / 入れたもの / コロコロ（強粘着；カーペット用；２本） / 6p / 2020-0530-①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30_17-50-09_000.jpg</text:p>
          </table:table-cell>
          <table:table-cell table:style-name="ce20" office:value-type="string">
            <text:p>:m 災害備蓄 / 入れたもの / ゴム手（耐油；Lサイズ） / 1p / 2020-0530-①</text:p>
          </table:table-cell>
          <table:table-cell table:style-name="ce17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12]=&quot;&quot;;[.C12];CONCATENATE([.C12];&quot; / &quot;;[.E12]))" office:value-type="string" office:string-value=":m 災害備蓄 / 入れたもの / ゴム手（耐油；Lサイズ） / 1p / 2020-0530-①">
            <text:p>:m 災害備蓄 / 入れたもの / ゴム手（耐油；Lサイズ） / 1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30_17-51-22_000.jpg</text:p>
          </table:table-cell>
          <table:table-cell table:style-name="ce20" office:value-type="string">
            <text:p>:m 災害備蓄 / 入れたもの / 軍手（コーティング；Mサイズ；デジハンド） / 1p / 2020-0530-①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13]=&quot;&quot;;[.C13];CONCATENATE([.C13];&quot; / &quot;;[.E13]))" office:value-type="string" office:string-value=":m 災害備蓄 / 入れたもの / 軍手（コーティング；Mサイズ；デジハンド） / 1p / 2020-0530-①">
            <text:p>:m 災害備蓄 / 入れたもの / 軍手（コーティング；Mサイズ；デジハンド） / 1p / 2020-0530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30_18-03-21_000.jpg</text:p>
          </table:table-cell>
          <table:table-cell table:style-name="ce17" office:value-type="string">
            <text:p>:m 災害備蓄 / 梱包完了＋リスト / 2020-0530-① / カンパン；大豆；飴；コロコロ；ゴム手</text:p>
          </table:table-cell>
          <table:table-cell table:style-name="ce6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14]=&quot;&quot;;[.C14];CONCATENATE([.C14];&quot; / &quot;;[.E14]))" office:value-type="string" office:string-value=":m 災害備蓄 / 梱包完了＋リスト / 2020-0530-① / カンパン；大豆；飴；コロコロ；ゴム手">
            <text:p>:m 災害備蓄 / 梱包完了＋リスト / 2020-0530-① / カンパン；大豆；飴；コロコロ；ゴム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30_19-06-11_000.jpg</text:p>
          </table:table-cell>
          <table:table-cell table:style-name="ce17" office:value-type="string">
            <text:p>:m music / log / kb / || s.1:key=C,video=vid-6,R=1,score=+,for=passing-chord,cp=C-E7 || s.2:video=vid-6,R=1,score=+,for=passing-chord,cp=C-E7,other=version-for-s.1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m music / log / kb / || s.1:key=C,video=vid-6,R=1,score=+,for=passing-chord,cp=C-E7 || s.2:video=vid-6,R=1,score=+,for=passing-chord,cp=C-E7,other=version-for-s.1">
            <text:p>:m music / log / kb / || s.1:key=C,video=vid-6,R=1,score=+,for=passing-chord,cp=C-E7 || s.2:video=vid-6,R=1,score=+,for=passing-chord,cp=C-E7,other=version-for-s.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30_20-40-36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0 E-139-34-49.0</text:p>
          </table:table-cell>
          <table:table-cell table:style-name="ce33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30_22-50-52_000.jpg</text:p>
          </table:table-cell>
          <table:table-cell table:style-name="ce17" office:value-type="string">
            <text:p>:m 髪の毛</text:p>
          </table:table-cell>
          <table:table-cell table:style-name="ce15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17]=&quot;&quot;;[.C17];CONCATENATE([.C17];&quot; / &quot;;[.E17]))" office:value-type="string" office:string-value=":m 髪の毛">
            <text:p>:m 髪の毛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30_22-51-21_000.jpg</text:p>
          </table:table-cell>
          <table:table-cell table:style-name="ce17" office:value-type="string">
            <text:p>:m 髪の毛</text:p>
          </table:table-cell>
          <table:table-cell table:style-name="ce16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18]=&quot;&quot;;[.C18];CONCATENATE([.C18];&quot; / &quot;;[.E18]))" office:value-type="string" office:string-value=":m 髪の毛">
            <text:p>:m 髪の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30_22-51-51_000.jpg</text:p>
          </table:table-cell>
          <table:table-cell table:style-name="ce17" office:value-type="string">
            <text:p>:m 髪の毛</text:p>
          </table:table-cell>
          <table:table-cell table:style-name="ce17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19]=&quot;&quot;;[.C19];CONCATENATE([.C19];&quot; / &quot;;[.E19]))" office:value-type="string" office:string-value=":m 髪の毛">
            <text:p>:m 髪の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30_22-52-32_000.jpg</text:p>
          </table:table-cell>
          <table:table-cell table:style-name="ce17" office:value-type="string">
            <text:p>:m 髪の毛</text:p>
          </table:table-cell>
          <table:table-cell table:style-name="ce15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20]=&quot;&quot;;[.C20];CONCATENATE([.C20];&quot; / &quot;;[.E20]))" office:value-type="string" office:string-value=":m 髪の毛">
            <text:p>:m 髪の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5-30_22-53-39_000.jpg</text:p>
          </table:table-cell>
          <table:table-cell table:style-name="ce17" office:value-type="string">
            <text:p>:m 髪の毛</text:p>
          </table:table-cell>
          <table:table-cell table:style-name="ce16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3" table:formula="of:=IF([.E21]=&quot;&quot;;[.C21];CONCATENATE([.C21];&quot; / &quot;;[.E21]))" office:value-type="string" office:string-value=":m 髪の毛">
            <text:p>:m 髪の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5-30_22-54-29_000.jpg</text:p>
          </table:table-cell>
          <table:table-cell table:style-name="ce17" office:value-type="string">
            <text:p>:m 髪の毛</text:p>
          </table:table-cell>
          <table:table-cell table:style-name="ce17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3" table:formula="of:=IF([.E22]=&quot;&quot;;[.C22];CONCATENATE([.C22];&quot; / &quot;;[.E22]))" office:value-type="string" office:string-value=":m 髪の毛">
            <text:p>:m 髪の毛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5-31_00-51-20_000.jpg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23]=&quot;&quot;;[.C23];CONCATENATE([.C23];&quot; / &quot;;[.E23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5-31_07-02-50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5-31_07-38-59_000.jpg</text:p>
          </table:table-cell>
          <table:table-cell table:style-name="ce17" office:value-type="string">
            <text:p>:PHOTO 記録 / @自室　/ 身体；左足 / 腫れている；痛みあり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25]=&quot;&quot;;[.C25];CONCATENATE([.C25];&quot; / &quot;;[.E25]))" office:value-type="string" office:string-value=":PHOTO 記録 / @自室　/ 身体；左足 / 腫れている；痛みあり">
            <text:p>:PHOTO 記録 / @自室　/ 身体；左足 / 腫れている；痛みあり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5-31_07-39-12_000.jpg</text:p>
          </table:table-cell>
          <table:table-cell table:style-name="ce17" office:value-type="string">
            <text:p>:PHOTO 記録 / @自室　/ 身体；右足 / 左足との比較；左足は、腫れている＋痛みあり / file=2020-05-31_07-38-59_000.jpg</text:p>
          </table:table-cell>
          <table:table-cell table:style-name="ce16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26]=&quot;&quot;;[.C26];CONCATENATE([.C26];&quot; / &quot;;[.E26]))" office:value-type="string" office:string-value=":PHOTO 記録 / @自室　/ 身体；右足 / 左足との比較；左足は、腫れている＋痛みあり / file=2020-05-31_07-38-59_000.jpg">
            <text:p>:PHOTO 記録 / @自室　/ 身体；右足 / 左足との比較；左足は、腫れている＋痛みあり / file=2020-05-31_07-38-59_000.jpg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5-31_08-09-03_000.jpg</text:p>
          </table:table-cell>
          <table:table-cell table:style-name="ce20" office:value-type="string">
            <text:p>:m :lets / action activity / やること / music / 対位法</text:p>
          </table:table-cell>
          <table:table-cell table:style-name="ce17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7]=&quot;&quot;;[.C27];CONCATENATE([.C27];&quot; / &quot;;[.E27]))" office:value-type="string" office:string-value=":m :lets / action activity / やること / music / 対位法">
            <text:p>:m :lets / action activity / やること / music / 対位法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5-31_08-09-15_000.jpg</text:p>
          </table:table-cell>
          <table:table-cell table:style-name="ce20" office:value-type="string">
            <text:p>:i / lang / korean / 自由作文；タイトルとして、「言い方」「キーワード」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8]=&quot;&quot;;[.C28];CONCATENATE([.C28];&quot; / &quot;;[.E28]))" office:value-type="string" office:string-value=":i / lang / korean / 自由作文；タイトルとして、「言い方」「キーワード」">
            <text:p>:i / lang / korean / 自由作文；タイトルとして、「言い方」「キーワード」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5-31_08-32-26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29]=&quot;&quot;;[.C29];CONCATENATE([.C29];&quot; / &quot;;[.E29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30_11-18-04_000.mp4</text:p>
          </table:table-cell>
          <table:table-cell table:style-name="ce6" office:value-type="string">
            <text:p>:VIDEO / @自宅 / メモ / kb,keyboard / 演奏、play / k-2020-0530-1 / genr=experi,sc=dorian,key=C,RH=notes,LH=arpeggio,tempo=70,memo=~,score=~,for=LH-RH-different-move;various-rythms;dissonants</text:p>
          </table:table-cell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string" office:string-value=":VIDEO / @自宅 / メモ / kb,keyboard / 演奏、play / k-2020-0530-1 / genr=experi,sc=dorian,key=C,RH=notes,LH=arpeggio,tempo=70,memo=~,score=~,for=LH-RH-different-move;various-rythms;dissonants">
            <text:p>:VIDEO / @自宅 / メモ / kb,keyboard / 演奏、play / k-2020-0530-1 / genr=experi,sc=dorian,key=C,RH=notes,LH=arpeggio,tempo=70,memo=~,score=~,for=LH-RH-different-move;various-rythms;dissonants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30_11-24-29_000.mp4</text:p>
          </table:table-cell>
          <table:table-cell table:style-name="ce6" office:value-type="string">
            <text:p>:VIDEO / @自宅 / メモ / kb,keyboard / 演奏、play / k-2020-0530-2 / genr=experi,sc=dorian,key=C,RH=arpeggio,LH=notes,tempo=60,for=LH-RH-different-move;various-rythms;dissonants</text:p>
          </table:table-cell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string" office:string-value=":VIDEO / @自宅 / メモ / kb,keyboard / 演奏、play / k-2020-0530-2 / genr=experi,sc=dorian,key=C,RH=arpeggio,LH=notes,tempo=60,for=LH-RH-different-move;various-rythms;dissonants">
            <text:p>:VIDEO / @自宅 / メモ / kb,keyboard / 演奏、play / k-2020-0530-2 / genr=experi,sc=dorian,key=C,RH=arpeggio,LH=notes,tempo=60,for=LH-RH-different-move;various-rythms;dissonants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30_14-53-26_000.mp4</text:p>
          </table:table-cell>
          <table:table-cell table:style-name="ce6" office:value-type="string">
            <text:p>:VIDEO / @自宅 / メモ / kb,keyboard / 演奏、play / k-2020-0530-3 / genr=experi,sc=dorian,key=D,RH=notes,LH=arpeggio,for=LH-RH-different-move;various-rythms</text:p>
          </table:table-cell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string" office:string-value=":VIDEO / @自宅 / メモ / kb,keyboard / 演奏、play / k-2020-0530-3 / genr=experi,sc=dorian,key=D,RH=notes,LH=arpeggio,for=LH-RH-different-move;various-rythms">
            <text:p>:VIDEO / @自宅 / メモ / kb,keyboard / 演奏、play / k-2020-0530-3 / genr=experi,sc=dorian,key=D,RH=notes,LH=arpeggio,for=LH-RH-different-move;various-rythms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30_14-59-59_000.mp4</text:p>
          </table:table-cell>
          <table:table-cell table:style-name="ce6" office:value-type="string">
            <text:p>:VIDEO / @自宅 / メモ / kb,keyboard / 演奏、play / k-2020-0530-4 / genr=f-N,sc=C,key=Cmaj7;Dm7;Em7;Fmaj7;Gm7;Am7,RH=melody,LH=grip,tempo=80,cp=1maj7-3m7-2m7</text:p>
          </table:table-cell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string" office:string-value=":VIDEO / @自宅 / メモ / kb,keyboard / 演奏、play / k-2020-0530-4 / genr=f-N,sc=C,key=Cmaj7;Dm7;Em7;Fmaj7;Gm7;Am7,RH=melody,LH=grip,tempo=80,cp=1maj7-3m7-2m7">
            <text:p>:VIDEO / @自宅 / メモ / kb,keyboard / 演奏、play / k-2020-0530-4 / genr=f-N,sc=C,key=Cmaj7;Dm7;Em7;Fmaj7;Gm7;Am7,RH=melody,LH=grip,tempo=80,cp=1maj7-3m7-2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30_16-30-54_000.mp4</text:p>
          </table:table-cell>
          <table:table-cell table:style-name="ce6" office:value-type="string">
            <text:p>:VIDEO / @自宅 / メモ / kb,keyboard / 演奏、play / k-2020-0530-5 / genr=f-N,sc=C,key=Cmaj7;Dm7;Em7;Fmaj7;Gm7;Am7,RH=melody,LH=grip,tempo=80,cp=1maj7-3m7-2m7,for=slower-version</text:p>
          </table:table-cell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string" office:string-value=":VIDEO / @自宅 / メモ / kb,keyboard / 演奏、play / k-2020-0530-5 / genr=f-N,sc=C,key=Cmaj7;Dm7;Em7;Fmaj7;Gm7;Am7,RH=melody,LH=grip,tempo=80,cp=1maj7-3m7-2m7,for=slower-version">
            <text:p>:VIDEO / @自宅 / メモ / kb,keyboard / 演奏、play / k-2020-0530-5 / genr=f-N,sc=C,key=Cmaj7;Dm7;Em7;Fmaj7;Gm7;Am7,RH=melody,LH=grip,tempo=80,cp=1maj7-3m7-2m7,for=slower-versio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30_18-56-28_000.mp4</text:p>
          </table:table-cell>
          <table:table-cell table:style-name="ce6" office:value-type="string">
            <text:p>:VIDEO / @自宅 / メモ / kb,keyboard / 演奏、play / k-2020-0530-6 / genr=res,key=C,chor=C;E7;Am7,RH=notes,LH=grip,video=vid-6,for=passing-chord,cp=C-E7-Am7</text:p>
          </table:table-cell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string" office:string-value=":VIDEO / @自宅 / メモ / kb,keyboard / 演奏、play / k-2020-0530-6 / genr=res,key=C,chor=C;E7;Am7,RH=notes,LH=grip,video=vid-6,for=passing-chord,cp=C-E7-Am7">
            <text:p>:VIDEO / @自宅 / メモ / kb,keyboard / 演奏、play / k-2020-0530-6 / genr=res,key=C,chor=C;E7;Am7,RH=notes,LH=grip,video=vid-6,for=passing-chord,cp=C-E7-A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30_18-58-19_000.mp4</text:p>
          </table:table-cell>
          <table:table-cell table:style-name="ce6" office:value-type="string">
            <text:p>:VIDEO / @自宅 / メモ / kb,keyboard / 演奏、play / k-2020-0530-7 / genr=res,key=C,chor=C;E7;Am7,RH=notes,LH=grip,video=vid-6,for=passing-chord;fill-in,cp=C-E7-Am7</text:p>
          </table:table-cell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string" office:string-value=":VIDEO / @自宅 / メモ / kb,keyboard / 演奏、play / k-2020-0530-7 / genr=res,key=C,chor=C;E7;Am7,RH=notes,LH=grip,video=vid-6,for=passing-chord;fill-in,cp=C-E7-Am7">
            <text:p>:VIDEO / @自宅 / メモ / kb,keyboard / 演奏、play / k-2020-0530-7 / genr=res,key=C,chor=C;E7;Am7,RH=notes,LH=grip,video=vid-6,for=passing-chord;fill-in,cp=C-E7-A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30_19-02-07_000.mp4</text:p>
          </table:table-cell>
          <table:table-cell table:style-name="ce6" office:value-type="string">
            <text:p>:VIDEO / @自宅 / メモ / kb,keyboard / 演奏、play / k-2020-0530-8 / genr=res,key=C,chor=C;E7;Am7,video=vid-6,R=1,for=passing-chord;grip-excercise:3-notes-simul_simul-voice,cp=1-2maj7-6m7</text:p>
          </table:table-cell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string" office:string-value=":VIDEO / @自宅 / メモ / kb,keyboard / 演奏、play / k-2020-0530-8 / genr=res,key=C,chor=C;E7;Am7,video=vid-6,R=1,for=passing-chord;grip-excercise:3-notes-simul_simul-voice,cp=1-2maj7-6m7">
            <text:p>:VIDEO / @自宅 / メモ / kb,keyboard / 演奏、play / k-2020-0530-8 / genr=res,key=C,chor=C;E7;Am7,video=vid-6,R=1,for=passing-chord;grip-excercise:3-notes-simul_simul-voice,cp=1-2maj7-6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30_19-17-20_000.mp4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30_19-19-00_000.mp4</text:p>
          </table:table-cell>
          <table:table-cell table:style-name="ce6" office:value-type="string">
            <text:p>:VIDEO / @自宅 / メモ / kb,keyboard / 演奏、play / k-2020-0530-9 / genr=experi,key=A♭,chor=A♭;Cm7,RH=grip,LH=grip,video=vid-6,other=Re+,for=passing-chord,cp=1-3m7</text:p>
          </table:table-cell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string" office:string-value=":VIDEO / @自宅 / メモ / kb,keyboard / 演奏、play / k-2020-0530-9 / genr=experi,key=A♭,chor=A♭;Cm7,RH=grip,LH=grip,video=vid-6,other=Re+,for=passing-chord,cp=1-3m7">
            <text:p>:VIDEO / @自宅 / メモ / kb,keyboard / 演奏、play / k-2020-0530-9 / genr=experi,key=A♭,chor=A♭;Cm7,RH=grip,LH=grip,video=vid-6,other=Re+,for=passing-chord,cp=1-3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30_21-42-02_000.mp4</text:p>
          </table:table-cell>
          <table:table-cell table:style-name="ce6" office:value-type="string">
            <text:p>:VIDEO / @自宅 / メモ / kb,keyboard / 演奏、play / k-2020-0530-10 / genr=f-N,key=C,chor=C9;Dm7;Em7;Fm7,RH=melody,LH=grip,other=Re+,cp=1~9-2m7</text:p>
          </table:table-cell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string" office:string-value=":VIDEO / @自宅 / メモ / kb,keyboard / 演奏、play / k-2020-0530-10 / genr=f-N,key=C,chor=C9;Dm7;Em7;Fm7,RH=melody,LH=grip,other=Re+,cp=1~9-2m7">
            <text:p>:VIDEO / @自宅 / メモ / kb,keyboard / 演奏、play / k-2020-0530-10 / genr=f-N,key=C,chor=C9;Dm7;Em7;Fm7,RH=melody,LH=grip,other=Re+,cp=1~9-2m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30_23-15-28_000.mp4</text:p>
          </table:table-cell>
          <table:table-cell table:style-name="ce6" office:value-type="string">
            <text:p>:VIDEO / @自宅 / メモ / kb,keyboard / 演奏、play / k-2020-0530-11 / genr=f-N,key=C,chor=C;G;Dm,RH=notes:melody,LH=notes,video=vid-6,for=passing-chord:C-G,cp=1-2-5,other=melody-A;melody-B:file=2020-05-30_23-18-36_000.mp4</text:p>
          </table:table-cell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string" office:string-value=":VIDEO / @自宅 / メモ / kb,keyboard / 演奏、play / k-2020-0530-11 / genr=f-N,key=C,chor=C;G;Dm,RH=notes:melody,LH=notes,video=vid-6,for=passing-chord:C-G,cp=1-2-5,other=melody-A;melody-B:file=2020-05-30_23-18-36_000.mp4">
            <text:p>:VIDEO / @自宅 / メモ / kb,keyboard / 演奏、play / k-2020-0530-11 / genr=f-N,key=C,chor=C;G;Dm,RH=notes:melody,LH=notes,video=vid-6,for=passing-chord:C-G,cp=1-2-5,other=melody-A;melody-B:file=2020-05-30_23-18-36_000.mp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30_23-18-36_000.mp4</text:p>
          </table:table-cell>
          <table:table-cell table:style-name="ce6" office:value-type="string">
            <text:p>:VIDEO / @自宅 / メモ / kb,keyboard / 演奏、play / k-2020-0530-12 / genr=f-N,key=C,chor=C;G;Dm,RH=notes:melody,LH=notes,video=vid-6,for=passing-chord:C-G,cp=1-2-5,other=melody-B:2020-05-30_23-15-28_000.mp4</text:p>
          </table:table-cell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string" office:string-value=":VIDEO / @自宅 / メモ / kb,keyboard / 演奏、play / k-2020-0530-12 / genr=f-N,key=C,chor=C;G;Dm,RH=notes:melody,LH=notes,video=vid-6,for=passing-chord:C-G,cp=1-2-5,other=melody-B:2020-05-30_23-15-28_000.mp4">
            <text:p>:VIDEO / @自宅 / メモ / kb,keyboard / 演奏、play / k-2020-0530-12 / genr=f-N,key=C,chor=C;G;Dm,RH=notes:melody,LH=notes,video=vid-6,for=passing-chord:C-G,cp=1-2-5,other=melody-B:2020-05-30_23-15-28_000.mp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30_23-22-55_000.mp4</text:p>
          </table:table-cell>
          <table:table-cell table:style-name="ce6" office:value-type="string">
            <text:p>:VIDEO / @自宅 / メモ / kb,keyboard / 演奏、play / k-2020-0530-13 / genr=f-N,key=C,chor=CM7;Dm7;Em7;FM7,RH=notes,LH=grip,cp=1~7-2m7-3m7-4~7</text:p>
          </table:table-cell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string" office:string-value=":VIDEO / @自宅 / メモ / kb,keyboard / 演奏、play / k-2020-0530-13 / genr=f-N,key=C,chor=CM7;Dm7;Em7;FM7,RH=notes,LH=grip,cp=1~7-2m7-3m7-4~7">
            <text:p>:VIDEO / @自宅 / メモ / kb,keyboard / 演奏、play / k-2020-0530-13 / genr=f-N,key=C,chor=CM7;Dm7;Em7;FM7,RH=notes,LH=grip,cp=1~7-2m7-3m7-4~7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30_23-31-28_000.mp4</text:p>
          </table:table-cell>
          <table:table-cell table:style-name="ce6" office:value-type="string">
            <text:p>:VIDEO / @自宅 / メモ / kb,keyboard / 演奏、play / k-2020-0530-14 / genr=f-N,key=D,RH=melody,LH=grip,cp=1M7-4M7,other=Re+</text:p>
          </table:table-cell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string" office:string-value=":VIDEO / @自宅 / メモ / kb,keyboard / 演奏、play / k-2020-0530-14 / genr=f-N,key=D,RH=melody,LH=grip,cp=1M7-4M7,other=Re+">
            <text:p>:VIDEO / @自宅 / メモ / kb,keyboard / 演奏、play / k-2020-0530-14 / genr=f-N,key=D,RH=melody,LH=grip,cp=1M7-4M7,other=Re+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30_23-44-16_000.mp4</text:p>
          </table:table-cell>
          <table:table-cell table:style-name="ce6" office:value-type="string">
            <text:p>:VIDEO / @自宅 / 記録 / 身体の状況 / 左足；甲 / 腫れている；痛みあり；右足との比較</text:p>
          </table:table-cell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string" office:string-value=":VIDEO / @自宅 / 記録 / 身体の状況 / 左足；甲 / 腫れている；痛みあり；右足との比較">
            <text:p>:VIDEO / @自宅 / 記録 / 身体の状況 / 左足；甲 / 腫れている；痛みあり；右足との比較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30_23-45-44_000.mp4</text:p>
          </table:table-cell>
          <table:table-cell table:style-name="ce6" office:value-type="string">
            <text:p>:VIDEO / @自宅 / 記録 / 身体の状況 / 左足；母子丘 / 痛みあり；中風；尿酸；さする</text:p>
          </table:table-cell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string" office:string-value=":VIDEO / @自宅 / 記録 / 身体の状況 / 左足；母子丘 / 痛みあり；中風；尿酸；さする">
            <text:p>:VIDEO / @自宅 / 記録 / 身体の状況 / 左足；母子丘 / 痛みあり；中風；尿酸；さす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31_07-27-42_000.mid</text:p>
          </table:table-cell>
          <table:table-cell table:style-name="ce6" office:value-type="string">
            <text:p>:in-mid / app=perfect-piano / 演奏、play / id-2020-0531-1 / category=melody,inst=piano,source=inhead</text:p>
          </table:table-cell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string" office:string-value=":in-mid / app=perfect-piano / 演奏、play / id-2020-0531-1 / category=melody,inst=piano,source=inhead">
            <text:p>:in-mid / app=perfect-piano / 演奏、play / id-2020-0531-1 / category=melody,inst=piano,source=inhead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3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3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1">2020/05/31</text:date>, <text:time>10:26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31T10:26:22.64</dc:date>
    <dc:creator>iwabuchi ken</dc:creator>
    <meta:editing-duration>P21DT11H7M29S</meta:editing-duration>
    <meta:editing-cycles>8374</meta:editing-cycles>
    <meta:document-statistic meta:table-count="1" meta:cell-count="511" meta:object-count="0"/>
  </office:meta>
</office:document-meta>
</file>